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ngMessage.Pong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ngMessage.PongMessage( ByteBuffer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ngMessage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ngMessage.toString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